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>
      <style:paragraph-properties>
        <style:tab-stops>
          <style:tab-stop style:position="3.498cm"/>
        </style:tab-stops>
      </style:paragraph-properties>
    </style:style>
    <style:style style:name="P41" style:family="paragraph" style:parent-style-name="Text_20_body">
      <style:paragraph-properties fo:margin-left="1cm" fo:margin-right="1cm" fo:text-indent="0cm" style:auto-text-indent="false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Company &amp; Location Service</text:p>
      <text:p text:style-name="P40"><text:span text:style-name="Strong_20_Emphasis">Service-Name:</text:span> <text:tab/>company-service<text:line-break/><text:span text:style-name="Strong_20_Emphasis">Version:</text:span> <text:tab/>V1.3<text:line-break/><text:span text:style-name="Strong_20_Emphasis">Stand:</text:span> <text:tab/>21.02.2026<text:line-break/><text:span text:style-name="Strong_20_Emphasis">Ziel:</text:span> <text:tab/>Verwaltung von Unternehmens-Metadaten (Company) und Standorten <text:tab/>(Location) in einer mandantenfähigen Plattform. V1.3 ergänzt <text:tab/>Jurisdiktion (country/region/timezone) auf Location-Ebene und definiert <text:tab/>verbindliche Docking-Contracts zu Contact- und Communication-<text:tab/>Service.</text:p>
      <text:p text:style-name="P40"/>
      <text:h text:style-name="Heading_20_1" text:outline-level="1">1. Zweck und Zielsetzung (MUSS)</text:h>
      <text:h text:style-name="Heading_20_2" text:outline-level="2">Der company-service MUSS:</text:h>
      <text:list xml:id="list6985010220192246427" text:style-name="L17">
        <text:list-item>
          <text:p text:style-name="P17">Companies als Metadaten-Objekte verwalten (Name, Logo, Defaults)</text:p>
        </text:list-item>
        <text:list-item>
          <text:p text:style-name="P17">Standorte (Locations) je Company verwalten</text:p>
        </text:list-item>
        <text:list-item>
          <text:p text:style-name="P17">Einen Hauptsitz (Headquarter) abbilden (über Location-Konzept)</text:p>
        </text:list-item>
        <text:list-item>
          <text:p text:style-name="P17">Für HR-/Zeiterfassungs-Use-Cases ausreichend Standortkontext liefern, ohne Adressen im Service zu speichern:</text:p>
          <text:list>
            <text:list-item>
              <text:p text:style-name="P17">Zeitzone (IANA)</text:p>
            </text:list-item>
            <text:list-item>
              <text:p text:style-name="P17">Land/Region (für Feiertage/Arbeitsregeln)</text:p>
            </text:list-item>
          </text:list>
        </text:list-item>
      </text:list>
      <text:p text:style-name="Text_20_body">Der Service SOLL generisch bleiben, sodass er auch außerhalb HR nutzbar ist.</text:p>
      <text:p text:style-name="Text_20_body"/>
      <text:h text:style-name="Heading_20_1" text:outline-level="1">2. Geltungsbereich und Abgrenzung</text:h>
      <text:h text:style-name="Heading_20_2" text:outline-level="2">2.1 In Scope (MUSS)</text:h>
      <text:list xml:id="list6718456874122075704" text:style-name="L18">
        <text:list-item>
          <text:p text:style-name="P18">CRUD für Company und Location (inkl. Soft-Delete/Restore sofern vorhanden)</text:p>
        </text:list-item>
        <text:list-item>
          <text:p text:style-name="P18">Standortattribute:</text:p>
          <text:list>
            <text:list-item>
              <text:p text:style-name="P18"><text:span text:style-name="Source_20_Text">timezone</text:span> (IANA)</text:p>
            </text:list-item>
            <text:list-item>
              <text:p text:style-name="P18"><text:span text:style-name="Source_20_Text">locale</text:span> (optional)</text:p>
            </text:list-item>
            <text:list-item>
              <text:p text:style-name="P18"><text:span text:style-name="Strong_20_Emphasis">V1.3 neu:</text:span> <text:span text:style-name="Source_20_Text">countryCode</text:span>, <text:span text:style-name="Source_20_Text">regionCode</text:span> (optional)</text:p>
            </text:list-item>
          </text:list>
        </text:list-item>
        <text:list-item>
          <text:p text:style-name="P18">Query-APIs für Location-Liste und Location-Details</text:p>
        </text:list-item>
      </text:list>
      <text:h text:style-name="Heading_20_2" text:outline-level="2"/>
      <text:h text:style-name="P43" text:outline-level="2">2.2 Out of Scope (MUSS)</text:h>
      <text:list xml:id="list4231776005911821270" text:style-name="L19">
        <text:list-item>
          <text:p text:style-name="P19">Speicherung von postalischen Adressen, E-Mail, Telefon, Ansprechpartnern</text:p>
        </text:list-item>
        <text:list-item>
          <text:p text:style-name="P19">Versand/Benachrichtigung</text:p>
        </text:list-item>
        <text:list-item>
          <text:p text:style-name="P19">Arbeitsverträge, Rollen, Abwesenheiten, Zeiterfassung</text:p>
        </text:list-item>
        <text:list-item>
          <text:p text:style-name="P19">Feiertagsberechnung (nur Standortdaten liefern; Berechnung über Atlas/Holiday-Service)</text:p>
        </text:list-item>
      </text:list>
      <text:p text:style-name="Text_20_body"/>
      <text:h text:style-name="Heading_20_1" text:outline-level="1">3. Verantwortlichkeiten und Source of Truth (MUSS)</text:h>
      <text:h text:style-name="Heading_20_2" text:outline-level="2">3.1 company-service ist Source of Truth für:</text:h>
      <text:list xml:id="list1974832394906511833" text:style-name="L20">
        <text:list-item>
          <text:p text:style-name="P20">Company Metadaten</text:p>
        </text:list-item>
        <text:list-item>
          <text:p text:style-name="P20">Location (organisatorischer Standort) inkl. Jurisdiktion: <text:span text:style-name="Source_20_Text">timezone</text:span>, <text:span text:style-name="Source_20_Text">countryCode</text:span>, <text:span text:style-name="Source_20_Text">regionCode</text:span></text:p>
        </text:list-item>
      </text:list>
      <text:h text:style-name="Heading_20_2" text:outline-level="2">3.2 contact-service ist Source of Truth für:</text:h>
      <text:list xml:id="list2329318606193201244" text:style-name="L21">
        <text:list-item>
          <text:p text:style-name="P21">Adressen (postalisch), ContactPoints (E-Mail, Telefon etc.)</text:p>
        </text:list-item>
        <text:list-item>
          <text:p text:style-name="P21">Mehrfachadressen/Wohnorte</text:p>
        </text:list-item>
        <text:list-item>
          <text:p text:style-name="P21">Owner-Modell: <text:span text:style-name="Source_20_Text">ownerType + ownerId</text:span></text:p>
        </text:list-item>
      </text:list>
      <text:h text:style-name="Heading_20_2" text:outline-level="2">3.3 communication-service ist Source of Truth für:</text:h>
      <text:list xml:id="list906657672479890209" text:style-name="L22">
        <text:list-item>
          <text:p text:style-name="P22">Versandaufträge/Delivery-Status/Retry</text:p>
        </text:list-item>
        <text:list-item>
          <text:p text:style-name="P22">Empfängerauflösung über contact-service (nicht eigene Adresshaltung)</text:p>
        </text:list-item>
      </text:list>
      <text:p text:style-name="Text_20_body"/>
      <text:h text:style-name="Heading_20_1" text:outline-level="1">4. Begriffe (MUSS)</text:h>
      <text:list xml:id="list5475255539040073349" text:style-name="L23">
        <text:list-item>
          <text:p text:style-name="P23"><text:span text:style-name="Strong_20_Emphasis">Company:</text:span> Metadaten eines Unternehmens/Mandanten (Name, Logo, Default-Einstellungen)</text:p>
        </text:list-item>
        <text:list-item>
          <text:p text:style-name="P23"><text:span text:style-name="Strong_20_Emphasis">Location:</text:span> Standort/Arbeitsort-Kontext einer Company (organisatorisch), kann HQ sein</text:p>
        </text:list-item>
        <text:list-item>
          <text:p text:style-name="P23"><text:span text:style-name="Strong_20_Emphasis">Jurisdiktion (Work Jurisdiction):</text:span> Kombination aus <text:span text:style-name="Source_20_Text">countryCode</text:span>, <text:span text:style-name="Source_20_Text">regionCode</text:span>, <text:span text:style-name="Source_20_Text">timezone</text:span> für Feiertage/Arbeitsregeln</text:p>
        </text:list-item>
        <text:list-item>
          <text:p text:style-name="P23"><text:span text:style-name="Strong_20_Emphasis">OwnerKey:</text:span> Schlüssel zum Andocken von Kontaktdaten: <text:span text:style-name="Source_20_Text">ownerType + ownerId</text:span></text:p>
        </text:list-item>
      </text:list>
      <text:h text:style-name="Heading_20_1" text:outline-level="1"><text:soft-page-break/>5. Jurisdiktion und Arbeitsortprinzip (V1.3)</text:h>
      <text:h text:style-name="Heading_20_2" text:outline-level="2">5.1 Motivation</text:h>
      <text:p text:style-name="Text_20_body">Feiertage/Arbeitsregeln hängen vom <text:span text:style-name="Strong_20_Emphasis">Ort der Arbeitsleistung</text:span> ab. Firmenhauptsitz und Wohnort können davon abweichen.</text:p>
      <text:h text:style-name="Heading_20_2" text:outline-level="2">5.2 Prinzip (MUSS)</text:h>
      <text:p text:style-name="Text_20_body">Für Berechnungen (Feiertage/Regeln) gilt:</text:p>
      <text:list xml:id="list9067497803129058332" text:style-name="L24">
        <text:list-item>
          <text:p text:style-name="P24">maßgeblich ist der <text:span text:style-name="Strong_20_Emphasis">tatsächliche Arbeitsort</text:span> bzw. die <text:span text:style-name="Strong_20_Emphasis">Work Jurisdiction</text:span> des Einsatzes</text:p>
        </text:list-item>
        <text:list-item>
          <text:p text:style-name="P24">company-service liefert dafür Jurisdiktionsdaten an Locations</text:p>
        </text:list-item>
      </text:list>
      <text:h text:style-name="Heading_20_2" text:outline-level="2">5.3 External Worksites (SOLL, systemweit)</text:h>
      <text:p text:style-name="Text_20_body">Externe Einsatzorte (Kundenbaustellen) sind nicht zwingend Company-Locations.<text:line-break/>Das System SOLL deshalb in shift/time-tracking später einen <text:span text:style-name="Source_20_Text">workJurisdictionOverride</text:span> unterstützen.<text:line-break/>company-service bleibt hierbei unverändert (nicht zuständig für Kundenstandorte).</text:p>
      <text:p text:style-name="Text_20_body"/>
      <text:h text:style-name="Heading_20_1" text:outline-level="1">6. Datenmodell (V1.3)</text:h>
      <text:h text:style-name="Heading_20_2" text:outline-level="2">6.1 CompanyEntity (MUSS)</text:h>
      <text:p text:style-name="Text_20_body">Beispiel-Felder:</text:p>
      <text:list xml:id="list6735529906571464668" text:style-name="L25">
        <text:list-item>
          <text:p text:style-name="P25"><text:span text:style-name="Source_20_Text">id</text:span> (String UUID/ULID)</text:p>
        </text:list-item>
        <text:list-item>
          <text:p text:style-name="P25"><text:span text:style-name="Source_20_Text">name</text:span></text:p>
        </text:list-item>
        <text:list-item>
          <text:p text:style-name="P25"><text:span text:style-name="Source_20_Text">logoRef</text:span> (optional)</text:p>
        </text:list-item>
        <text:list-item>
          <text:p text:style-name="P25">Default <text:span text:style-name="Source_20_Text">timezone</text:span> / <text:span text:style-name="Source_20_Text">locale</text:span> (optional)</text:p>
        </text:list-item>
        <text:list-item>
          <text:p text:style-name="P25"><text:span text:style-name="Source_20_Text">headquarterLocationId</text:span> (oder HQ-Flag an Location; je nach Implementierung)</text:p>
        </text:list-item>
      </text:list>
      <text:h text:style-name="Heading_20_2" text:outline-level="2">6.2 LocationEntity (MUSS)</text:h>
      <text:list xml:id="list6802431015668026550" text:style-name="L26">
        <text:list-item>
          <text:p text:style-name="P26"><text:span text:style-name="Source_20_Text">id</text:span> (String UUID/ULID)</text:p>
        </text:list-item>
        <text:list-item>
          <text:p text:style-name="P26"><text:span text:style-name="Source_20_Text">companyId</text:span> (String)</text:p>
        </text:list-item>
        <text:list-item>
          <text:p text:style-name="P26"><text:span text:style-name="Source_20_Text">name</text:span></text:p>
        </text:list-item>
        <text:list-item>
          <text:p text:style-name="P26"><text:span text:style-name="Source_20_Text">locationCode</text:span> (optional, falls vorhanden)</text:p>
        </text:list-item>
        <text:list-item>
          <text:p text:style-name="P26"><text:span text:style-name="Source_20_Text">timezone</text:span> (String, IANA, optional; fallback via Company)</text:p>
        </text:list-item>
        <text:list-item>
          <text:p text:style-name="P26"><text:span text:style-name="Strong_20_Emphasis">V1.3 neu:</text:span></text:p>
          <text:list>
            <text:list-item>
              <text:p text:style-name="P26"><text:span text:style-name="Source_20_Text">countryCode</text:span> (String, ISO-2, optional)</text:p>
            </text:list-item>
            <text:list-item>
              <text:p text:style-name="P26"><text:span text:style-name="Source_20_Text">regionCode</text:span> (String, optional, empfohlen ISO-3166-2)</text:p>
            </text:list-item>
          </text:list>
        </text:list-item>
      </text:list>
      <text:p text:style-name="Horizontal_20_Line"/>
      <text:h text:style-name="Heading_20_1" text:outline-level="1"><text:soft-page-break/>7. Validierung und Normalisierung (V1.3)</text:h>
      <text:h text:style-name="Heading_20_2" text:outline-level="2">7.1 Normalisierung (MUSS)</text:h>
      <text:list xml:id="list2600932120849934336" text:style-name="L27">
        <text:list-item>
          <text:p text:style-name="P27"><text:span text:style-name="Source_20_Text">countryCode</text:span>: trim, uppercase, <text:span text:style-name="Source_20_Text">""</text:span> → null</text:p>
        </text:list-item>
        <text:list-item>
          <text:p text:style-name="P27"><text:span text:style-name="Source_20_Text">regionCode</text:span>: trim, uppercase, <text:span text:style-name="Source_20_Text">""</text:span> → null</text:p>
        </text:list-item>
      </text:list>
      <text:h text:style-name="Heading_20_2" text:outline-level="2">7.2 Validierung (MUSS, wenn gesetzt)</text:h>
      <text:list xml:id="list6846388570095380537" text:style-name="L28">
        <text:list-item>
          <text:p text:style-name="P28"><text:span text:style-name="Source_20_Text">countryCode</text:span> muss <text:span text:style-name="Source_20_Text">^[A-Z]{2}$</text:span> erfüllen</text:p>
        </text:list-item>
        <text:list-item>
          <text:p text:style-name="P28"><text:span text:style-name="Source_20_Text">regionCode</text:span> max. 32 Zeichen (Pattern optional)</text:p>
        </text:list-item>
      </text:list>
      <text:p text:style-name="Text_20_body"/>
      <text:h text:style-name="Heading_20_1" text:outline-level="1">8. Docking Contract zu Contact-/Communication-Service (MUSS)</text:h>
      <text:h text:style-name="Heading_20_2" text:outline-level="2">8.1 Owner Keys</text:h>
      <text:p text:style-name="Text_20_body"><text:span text:style-name="Strong_20_Emphasis">Company</text:span></text:p>
      <text:list xml:id="list5699652231976821563" text:style-name="L29">
        <text:list-item>
          <text:p text:style-name="P29"><text:span text:style-name="Source_20_Text">ownerType = COMPANY</text:span></text:p>
        </text:list-item>
        <text:list-item>
          <text:p text:style-name="P29"><text:span text:style-name="Source_20_Text">ownerId = companyId</text:span></text:p>
        </text:list-item>
      </text:list>
      <text:p text:style-name="Text_20_body"><text:span text:style-name="Strong_20_Emphasis">Location</text:span></text:p>
      <text:list xml:id="list6952789357176207433" text:style-name="L30">
        <text:list-item>
          <text:p text:style-name="P30"><text:span text:style-name="Source_20_Text">ownerType = LOCATION</text:span></text:p>
        </text:list-item>
        <text:list-item>
          <text:p text:style-name="P30"><text:span text:style-name="Source_20_Text">ownerId = locationId</text:span></text:p>
        </text:list-item>
      </text:list>
      <text:h text:style-name="Heading_20_2" text:outline-level="2">8.2 Integrationsablauf (MUSS)</text:h>
      <text:list xml:id="list112708464477614439" text:style-name="L31">
        <text:list-item>
          <text:p text:style-name="P31">Company/Location wird in company-service erstellt</text:p>
        </text:list-item>
        <text:list-item>
          <text:p text:style-name="P31">Address/ContactPoints werden im contact-service erstellt und referenzieren OwnerKey</text:p>
        </text:list-item>
        <text:list-item>
          <text:p text:style-name="P31">communication-service versendet an Empfänger und löst ContactPoints über contact-service auf</text:p>
        </text:list-item>
      </text:list>
      <text:h text:style-name="Heading_20_2" text:outline-level="2">8.3 Response Support (SOLL)</text:h>
      <text:p text:style-name="Text_20_body">company-service SOLL in Responses die OwnerKeys zurückgeben:</text:p>
      <text:list xml:id="list8361660550388308642" text:style-name="L32">
        <text:list-item>
          <text:p text:style-name="P32"><text:span text:style-name="Source_20_Text">contactOwnerType</text:span>, <text:span text:style-name="Source_20_Text">contactOwnerId</text:span><text:line-break/>damit UI/Orchestrator keine OwnerKey-Logik duplizieren muss.</text:p>
        </text:list-item>
      </text:list>
      <text:p text:style-name="Text_20_body"/>
      <text:h text:style-name="Heading_20_1" text:outline-level="1"/>
      <text:h text:style-name="P42" text:outline-level="1">9. API (V1.3) – Überblick (MUSS)</text:h>
      <text:p text:style-name="Quotations">Pfade exemplarisch; tatsächliche Base-Paths bleiben wie im Projekt.</text:p>
      <text:p text:style-name="Text_20_body">Company:</text:p>
      <text:list xml:id="list3799557582489863470" text:style-name="L33">
        <text:list-item>
          <text:p text:style-name="P33"><text:span text:style-name="Source_20_Text">GET /api/v1/companies</text:span></text:p>
        </text:list-item>
        <text:list-item>
          <text:p text:style-name="P33"><text:span text:style-name="Source_20_Text">POST /api/v1/companies</text:span></text:p>
        </text:list-item>
        <text:list-item>
          <text:p text:style-name="P33"><text:span text:style-name="Source_20_Text">GET /api/v1/companies/{companyId}</text:span></text:p>
        </text:list-item>
        <text:list-item>
          <text:p text:style-name="P33"><text:span text:style-name="Source_20_Text">PATCH /api/v1/companies/{companyId}</text:span></text:p>
        </text:list-item>
      </text:list>
      <text:p text:style-name="Text_20_body">Location:</text:p>
      <text:list xml:id="list2541633157020845860" text:style-name="L34">
        <text:list-item>
          <text:p text:style-name="P34"><text:span text:style-name="Source_20_Text">GET /api/v1/companies/{companyId}/locations</text:span></text:p>
        </text:list-item>
        <text:list-item>
          <text:p text:style-name="P34"><text:span text:style-name="Source_20_Text">GET /api/v1/locations/{locationId}</text:span></text:p>
        </text:list-item>
        <text:list-item>
          <text:p text:style-name="P34"><text:span text:style-name="Source_20_Text">PATCH /api/v1/locations/{locationId}</text:span> (enthält V1.3 Felder)</text:p>
        </text:list-item>
      </text:list>
      <text:p text:style-name="Text_20_body"/>
      <text:h text:style-name="Heading_20_1" text:outline-level="1">10. Fehlerbehandlung (MUSS)</text:h>
      <text:list xml:id="list3349616730431055353" text:style-name="L35">
        <text:list-item>
          <text:p text:style-name="P35">400 bei Validierungsfehlern (z. B. invalid countryCode)</text:p>
        </text:list-item>
        <text:list-item>
          <text:p text:style-name="P35">404 bei nicht gefundenen Objekten</text:p>
        </text:list-item>
        <text:list-item>
          <text:p text:style-name="P35">409 bei Version-Konflikt (falls Optimistic Lock)</text:p>
        </text:list-item>
        <text:list-item>
          <text:p text:style-name="P35">401/403 bei Security/Tenant mismatch (je nach Sicherheitskonzept)</text:p>
        </text:list-item>
      </text:list>
      <text:p text:style-name="Text_20_body">ErrorCodes (Beispiele):</text:p>
      <text:list xml:id="list4866639352000733129" text:style-name="L36">
        <text:list-item>
          <text:p text:style-name="P36"><text:span text:style-name="Source_20_Text">INVALID_COUNTRY_CODE</text:span></text:p>
        </text:list-item>
        <text:list-item>
          <text:p text:style-name="P36"><text:span text:style-name="Source_20_Text">INVALID_REGION_CODE</text:span></text:p>
        </text:list-item>
        <text:list-item>
          <text:p text:style-name="P36"><text:span text:style-name="Source_20_Text">LOCATION_NOT_FOUND</text:span></text:p>
        </text:list-item>
        <text:list-item>
          <text:p text:style-name="P36"><text:span text:style-name="Source_20_Text">TENANT_MISMATCH</text:span></text:p>
        </text:list-item>
      </text:list>
      <text:p text:style-name="Text_20_body"><text:span text:style-name="Source_20_Text"/></text:p>
      <text:h text:style-name="Heading_20_1" text:outline-level="1">11. Tests und Abnahmekriterien (V1.3)</text:h>
      <text:h text:style-name="Heading_20_2" text:outline-level="2">11.1 Tests (MUSS)</text:h>
      <text:list xml:id="list6212655440691443620" text:style-name="L37">
        <text:list-item>
          <text:p text:style-name="P37">Positiv:</text:p>
          <text:list>
            <text:list-item>
              <text:p text:style-name="P37">Update Location mit <text:span text:style-name="Source_20_Text">countryCode="de"</text:span> → gespeichert/returned als <text:span text:style-name="Source_20_Text">DE</text:span></text:p>
            </text:list-item>
            <text:list-item>
              <text:p text:style-name="P37">Update Location mit <text:span text:style-name="Source_20_Text">regionCode="de-hb"</text:span> → <text:span text:style-name="Source_20_Text">DE-HB</text:span></text:p>
            </text:list-item>
          </text:list>
        </text:list-item>
        <text:list-item>
          <text:p text:style-name="P37">Negativ:</text:p>
          <text:list>
            <text:list-item>
              <text:p text:style-name="P37"><text:span text:style-name="Source_20_Text">countryCode="D"</text:span> oder <text:span text:style-name="Source_20_Text">"DEU"</text:span> → 400</text:p>
            </text:list-item>
          </text:list>
        </text:list-item>
      </text:list>
      <text:p text:style-name="Text_20_body"/>
      <text:p text:style-name="Text_20_body"/>
      <text:list xml:id="list42545757" text:continue-numbering="true" text:style-name="L37">
        <text:list-item>
          <text:p text:style-name="P37"><text:soft-page-break/>Positiv:</text:p>
          <text:list>
            <text:list-item>
              <text:p text:style-name="P37"><text:span text:style-name="Source_20_Text">CompanyResponse</text:span> enthält <text:span text:style-name="Source_20_Text">contactOwnerType=COMPANY</text:span>, <text:span text:style-name="Source_20_Text">contactOwnerId=companyId</text:span></text:p>
            </text:list-item>
            <text:list-item>
              <text:p text:style-name="P37"><text:span text:style-name="Source_20_Text">LocationResponse</text:span> enthält <text:span text:style-name="Source_20_Text">contactOwnerType=LOCATION</text:span>, <text:span text:style-name="Source_20_Text">contactOwnerId=locationId</text:span></text:p>
            </text:list-item>
          </text:list>
        </text:list-item>
      </text:list>
      <text:h text:style-name="Heading_20_2" text:outline-level="2">11.2 Abnahme (MUSS)</text:h>
      <text:list xml:id="list4098518543740395538" text:style-name="L38">
        <text:list-item>
          <text:p text:style-name="P38">Flyway Migration läuft auf leerer DB</text:p>
        </text:list-item>
        <text:list-item>
          <text:p text:style-name="P38">CRUD bleibt rückwärtskompatibel (neue Felder optional)</text:p>
        </text:list-item>
        <text:list-item>
          <text:p text:style-name="P38">Neue Felder in Swagger dokumentiert (Beispiele)</text:p>
        </text:list-item>
        <text:list-item>
          <text:p text:style-name="P38"><text:span text:style-name="Source_20_Text">mvn clean test</text:span> grün</text:p>
        </text:list-item>
      </text:list>
      <text:p text:style-name="Text_20_body"/>
      <text:h text:style-name="Heading_20_1" text:outline-level="1">12. Nicht-Ziele (V1.3)</text:h>
      <text:list xml:id="list5573631202185177863" text:style-name="L39">
        <text:list-item>
          <text:p text:style-name="P39">Keine Adressen/Kontaktpunkte im company-service speichern</text:p>
        </text:list-item>
        <text:list-item>
          <text:p text:style-name="P39">Keine Feiertagsberechnung im company-service</text:p>
        </text:list-item>
        <text:list-item>
          <text:p text:style-name="P39">Keine HR-Regelengine im company-service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2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3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21T21:53:44.04</meta:creation-date>
    <meta:document-statistic meta:table-count="0" meta:image-count="0" meta:object-count="0" meta:page-count="6" meta:paragraph-count="128" meta:word-count="706" meta:character-count="5746"/>
    <dc:date>2026-02-21T22:25:36.83</dc:date>
    <dc:creator>Thomas Meyer</dc:creator>
    <meta:editing-duration>PT1M10S</meta:editing-duration>
    <meta:editing-cycles>1</meta:editing-cycles>
    <meta:generator>OpenOffice/4.1.15$Win32 OpenOffice.org_project/4115m2$Build-9813</meta:generator>
  </office:meta>
</office:document-meta>
</file>